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8.534cm" fo:min-width="13.682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4.513cm" fo:min-width="2.675cm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draw:stroke="dash" draw:stroke-dash="Double_20_Dash_20__28_Rounded_29_"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8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Ubuntu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Ubuntu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Ubuntu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end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Ubuntu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Ubuntu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8.89cm" svg:x="2.297cm" svg:y="0.1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2.585cm" svg:y="0.45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23cm" svg:height="2.223cm" svg:x="2.585cm" svg:y="3.455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23cm" svg:height="2.223cm" svg:x="2.585cm" svg:y="6.455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223cm" svg:height="2.223cm" svg:x="14.085cm" svg:y="0.455cm">
          <text:p text:style-name="P6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223cm" svg:height="2.223cm" svg:x="14.085cm" svg:y="3.455cm">
          <text:p text:style-name="P4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23cm" svg:height="2.223cm" svg:x="14.085cm" svg:y="6.455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4.128cm" svg:height="1.199cm" svg:x="16.567cm" svg:y="0.929cm">
          <draw:text-box>
            <text:p text:style-name="P7"><text:span text:style-name="T2">IN</text:span></text:p>
          </draw:text-box>
        </draw:frame>
        <draw:frame draw:style-name="gr7" draw:text-style-name="P8" draw:layer="layout" svg:width="4.128cm" svg:height="1.199cm" svg:x="16.567cm" svg:y="3.93cm">
          <draw:text-box>
            <text:p text:style-name="P7"><text:span text:style-name="T2">DC-</text:span></text:p>
          </draw:text-box>
        </draw:frame>
        <draw:frame draw:style-name="gr7" draw:text-style-name="P8" draw:layer="layout" svg:width="4.128cm" svg:height="1.199cm" svg:x="16.567cm" svg:y="6.931cm">
          <draw:text-box>
            <text:p text:style-name="P7"><text:span text:style-name="T2">DC+</text:span></text:p>
          </draw:text-box>
        </draw:frame>
        <draw:frame draw:style-name="gr7" draw:text-style-name="P8" draw:layer="layout" svg:width="4.128cm" svg:height="1.199cm" svg:x="-1.833cm" svg:y="0.93cm">
          <draw:text-box>
            <text:p text:style-name="P9"><text:span text:style-name="T2">NO</text:span></text:p>
          </draw:text-box>
        </draw:frame>
        <draw:frame draw:style-name="gr7" draw:text-style-name="P8" draw:layer="layout" svg:width="4.128cm" svg:height="1.199cm" svg:x="-1.833cm" svg:y="3.931cm">
          <draw:text-box>
            <text:p text:style-name="P9"><text:span text:style-name="T2">COM</text:span></text:p>
          </draw:text-box>
        </draw:frame>
        <draw:frame draw:style-name="gr7" draw:text-style-name="P8" draw:layer="layout" svg:width="4.128cm" svg:height="1.199cm" svg:x="-1.833cm" svg:y="6.932cm">
          <draw:text-box>
            <text:p text:style-name="P9"><text:span text:style-name="T2">NC</text:span></text:p>
          </draw:text-box>
        </draw:frame>
        <draw:custom-shape draw:style-name="gr8" draw:text-style-name="P10" draw:layer="layout" svg:width="3.175cm" svg:height="4.763cm" svg:x="8.195cm" svg:y="0.715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8.195cm" svg:y1="3.255cm" svg:x2="11.37cm" svg:y2="2.303cm">
          <text:p/>
        </draw:line>
        <draw:line draw:style-name="gr9" draw:text-style-name="P11" draw:layer="layout" svg:x1="8.196cm" svg:y1="4.255cm" svg:x2="11.371cm" svg:y2="3.303cm">
          <text:p/>
        </draw:line>
        <draw:line draw:style-name="gr9" draw:text-style-name="P11" draw:layer="layout" svg:x1="7.878cm" svg:y1="8.06cm" svg:x2="12.005cm" svg:y2="7.108cm">
          <text:p/>
        </draw:line>
        <draw:line draw:style-name="gr9" draw:text-style-name="P11" draw:layer="layout" svg:x1="6.29cm" svg:y1="8.06cm" svg:x2="8.83cm" svg:y2="8.06cm">
          <text:p/>
        </draw:line>
        <draw:line draw:style-name="gr9" draw:text-style-name="P11" draw:layer="layout" svg:x1="6.29cm" svg:y1="6.06cm" svg:x2="8.83cm" svg:y2="6.06cm">
          <text:p/>
        </draw:line>
        <draw:line draw:style-name="gr10" draw:text-style-name="P11" draw:layer="layout" svg:x1="9.783cm" svg:y1="5.454cm" svg:x2="9.783cm" svg:y2="7.677cm">
          <text:p/>
        </draw:line>
        <draw:line draw:style-name="gr11" draw:text-style-name="P11" draw:layer="layout" svg:x1="8.796cm" svg:y1="8.094cm" svg:x2="8.796cm" svg:y2="7.777cm">
          <text:p/>
        </draw:line>
        <draw:line draw:style-name="gr11" draw:text-style-name="P11" draw:layer="layout" svg:x1="8.796cm" svg:y1="6.329cm" svg:x2="8.796cm" svg:y2="6.012cm">
          <text:p/>
        </draw:line>
        <draw:line draw:style-name="gr9" draw:text-style-name="P11" draw:layer="layout" svg:x1="12.005cm" svg:y1="7.108cm" svg:x2="13.275cm" svg:y2="7.108cm">
          <text:p/>
        </draw:line>
        <draw:frame draw:style-name="gr12" draw:text-style-name="P12" draw:layer="layout" svg:width="6.35cm" svg:height="1.678cm" draw:transform="rotate (0.000349065850398866) translate (9.148cm 7.427cm)">
          <draw:text-box>
            <text:p><text:span text:style-name="T3">RELAI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42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58:31.042359532</meta:creation-date>
    <dc:date>2025-11-18T21:14:11.020210889</dc:date>
    <meta:editing-duration>PT3M42S</meta:editing-duration>
    <meta:editing-cycles>2</meta:editing-cycles>
    <meta:generator>LibreOffice/24.2.7.2$Linux_X86_64 LibreOffice_project/420$Build-2</meta:generator>
    <meta:document-statistic meta:object-count="24"/>
  </office:meta>
</office:document-meta>
</file>